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583333333333335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22916666666666666in"/>
    </style:style>
    <style:style style:name="co5" style:family="table-column">
      <style:table-column-properties fo:break-before="auto" style:column-width="0.28125in"/>
    </style:style>
    <style:style style:name="co6" style:family="table-column">
      <style:table-column-properties fo:break-before="auto" style:column-width="0.2708333333333333in"/>
    </style:style>
    <style:style style:name="co7" style:family="table-column">
      <style:table-column-properties fo:break-before="auto" style:column-width="0.3020833333333333in"/>
    </style:style>
    <style:style style:name="co8" style:family="table-column">
      <style:table-column-properties fo:break-before="auto" style:column-width="0.23958333333333334in"/>
    </style:style>
    <style:style style:name="co9" style:family="table-column">
      <style:table-column-properties fo:break-before="auto" style:column-width="0.86458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cd.tsv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</office:automatic-styles>
  <office:body>
    <office:spreadsheet>
      <table:table table:name="mcd.tsv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3" table:number-columns-repeated="2" table:default-cell-style-name="ce15"/>
        <table:table-column table:style-name="co9" table:default-cell-style-name="ce15"/>
        <table:table-column table:style-name="co1" table:default-cell-style-name="ce15" table:number-columns-repeated="244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CAL</text:p>
          </table:table-cell>
          <table:table-cell table:style-name="ce21" office:value-type="string">
            <text:p>FAT</text:p>
          </table:table-cell>
          <table:table-cell table:style-name="ce21" office:value-type="string">
            <text:p>SFAT</text:p>
          </table:table-cell>
          <table:table-cell table:style-name="ce21" office:value-type="string">
            <text:p>TFAT</text:p>
          </table:table-cell>
          <table:table-cell table:style-name="ce21" office:value-type="string">
            <text:p>CHOL</text:p>
          </table:table-cell>
          <table:table-cell table:style-name="ce21" office:value-type="string">
            <text:p>SALT</text:p>
          </table:table-cell>
          <table:table-cell table:style-name="ce21" office:value-type="string">
            <text:p>CARB</text:p>
          </table:table-cell>
          <table:table-cell table:style-name="ce21" office:value-type="string">
            <text:p>FBR</text:p>
          </table:table-cell>
          <table:table-cell table:style-name="ce21" office:value-type="string">
            <text:p>SGR</text:p>
          </table:table-cell>
          <table:table-cell table:style-name="ce21" office:value-type="string">
            <text:p>PRO</text:p>
          </table:table-cell>
          <table:table-cell table:style-name="ce21" office:value-type="string">
            <text:p>CATEGORY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 Clubhouse Burger 9.7 oz (274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Grilled Chicken Bacon Clubhouse Sandwich 10 oz (28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Buttermilk Crispy Chicken Bacon Clubhouse Sandwich 10.1 oz (287 g)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Buttermilk Crispy Chicken Sandwich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Rib ® 7.3 oz (208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&amp; Bacon (Buttermilk Crispy) 11.1 oz (314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&amp; Bacon (Grilled) 11 oz (312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&amp; Ranch (Buttermilk Crispy) 10.9 oz (309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&amp; Ranch (Grilled) 10.8 oz (306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Sweet Chili (Buttermilk Crispy) 10.6 oz (301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Sweet Chili (Grilled) 10.4 oz (29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ig Mac 7.5 oz (212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Quarter Pounder® with Cheese 7.3 oz (206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110">
            <text:p>111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ouble Quarter Pounder with Cheese 10.3 oz (291 g)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1310">
            <text:p>131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amburger 3.5 oz (99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eeseburger 4 oz (113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BQ Ranch Burger 4 oz (114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Grilled Onion Cheddar 4 oz (114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ouble Cheeseburger 5.7 oz (163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Double 5.2 oz (148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 McDouble 5.7 oz (162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aily Double 6.8 oz (191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70">
            <text:p>77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Jalapeño Double 5.7 oz (160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Crispy Chicken Deluxe Sandwich 8 oz (227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Quarter Pounder Deluxe 9.2 oz (260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200">
            <text:p>120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Artisan Grilled Chicken Sandwich 7.3 oz (207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Buttermilk Crispy Chicken Deluxe Sandwich 8.1 oz (230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BURGERSANDWIC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Grilled Chicken Bacon Clubhouse Sandwich 10 oz (28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750">
            <text:p>17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5">
            <text:p>45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Buttermilk Crispy Chicken Bacon Clubhouse Sandwich 10.1 oz (287 g)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620">
            <text:p>162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hicken ® 5.1 oz (14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 Buffalo Ranch McChicken 5.7 oz (162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 Cheddar McChicken 6.1 oz (172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Buttermilk Crispy Chicken Sandwich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ilet-O-Fish 5 oz (142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&amp; Bacon (Buttermilk Crispy) 11.1 oz (314 g)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450">
            <text:p>145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&amp; Bacon (Grilled) 11 oz (312 g)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70">
            <text:p>15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1">
            <text:p>41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&amp; Ranch (Buttermilk Crispy) 10.9 oz (309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&amp; Ranch (Grilled) 10.8 oz (306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70">
            <text:p>137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Sweet Chili (Buttermilk Crispy) 10.6 oz (301 g)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Sweet Chili (Grilled) 10.4 oz (29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1">
            <text:p>31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icken McNuggets® (10 piece)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icken McNuggets® (20 piece) 11.4 oz (323 g)</text:p>
          </table:table-cell>
          <table:table-cell table:style-name="ce21" office:value-type="float" office:value="940">
            <text:p>94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00">
            <text:p>18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icken McNuggets® (6 piece) 3.4 oz (97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icken McNuggets® (40 piece) 22.8 oz (646 g)</text:p>
          </table:table-cell>
          <table:table-cell table:style-name="ce21" office:value-type="float" office:value="1880">
            <text:p>188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3600">
            <text:p>3600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7">
            <text:p>87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Bacon Ranch Salad with Buttermilk Crispy Chicken 9.5 oz (268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Bacon Ranch Salad with Grilled Chicken 9.4 oz (26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Southwest Salad with Buttermilk Crispy Chicken 10.4 oz (294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Southwest Salad with Grilled Chicken 10.3 oz (292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icken McNuggets® (4 piece) 2.3 oz (65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Crispy Chicken Deluxe Sandwich 8 oz (227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icken Selects (3 pc) 4.4 oz (124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680">
            <text:p>68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Artisan Grilled Chicken Sandwich 7.3 oz (207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Buttermilk Crispy Chicken Deluxe Sandwich 8.1 oz (230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9">
            <text:p>29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 Clubhouse Crispy Chicken Sandwich 10 oz (284 g)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&amp; Bacon (Crispy) 11 oz (311 g)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550">
            <text:p>15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&amp; Ranch (Crispy) 10.8 oz (305 g)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50">
            <text:p>13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McWrap Chicken Sweet Chili (Crispy) 10.5 oz (298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Ranch Snack Wrap® (Crispy) 4.5 oz (128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Bacon Ranch Salad with Crispy Chicken 9.3 oz (265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Southwest Salad with Crispy Chicken 10.4 oz (294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90">
            <text:p>89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CHICKENFISH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eak, Egg &amp; Cheese Bagel 8.5 oz (242 g)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1490">
            <text:p>149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eak &amp; Egg Biscuit (Regular Biscuit) 7 oz (198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McMuffin with Egg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cakes and Sausage 6.7 oz (189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Chicken Biscuit (Regular Size Biscuit) 4.9 oz (140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140">
            <text:p>114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Egg McMuffin® 4.7 oz (134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, Egg &amp; Cheese Biscuit (Regular Size Biscuit) 5.2 oz (14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Biscuit with Egg (Regular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, Egg &amp; Cheese McGriddles 6.2 oz (175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McGriddles® 5.1 oz (144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, Egg &amp; Cheese McGriddles® 7.2 oz (205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, Egg &amp; Cheese Bagel with Egg Whites 6.8 oz (194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ig Breakfast® (Regular Size Biscuit) 9.4 oz (267 g)</text:p>
          </table:table-cell>
          <table:table-cell table:style-name="ce21" office:value-type="float" office:value="740">
            <text:p>7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ig Breakfast with Hotcakes (Regular Size Biscuit) 14.5 oz (412 g)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innamon Melts 4 oz (114 g)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cakes 5.1 oz (14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Egg White Delight 4.8 oz (135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ASH BROWNS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, Egg &amp; Cheese Biscuit (Large Size Biscuit) 5.9 oz (166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420">
            <text:p>14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ig Breakfast with Hotcakes (Large Size Biscuit) 15.2 oz (430 g)</text:p>
          </table:table-cell>
          <table:table-cell table:style-name="ce21" office:value-type="float" office:value="1130">
            <text:p>113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2170">
            <text:p>217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ig Breakfast® (Large Size Biscuit) 10.1 oz (286 g)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">
            <text:p>25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Biscuit (Large Size Biscuit) 4.8 oz (136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60">
            <text:p>116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Biscuit with Egg (Large Size Biscuit) 6.4 oz (182 g)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240">
            <text:p>124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Chicken Biscuit (Large Size Biscuit) 5.6 oz (159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00">
            <text:p>130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, Egg &amp; Cheese Biscuit with Egg Whites (Large Biscuit) 6 oz (170 g)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30">
            <text:p>143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McMuffin with Egg Whites 5.8 oz (163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, Egg &amp; Cheese McGriddles with Egg Whites 6.3 oz (178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, Egg &amp; Cheese Biscuit with Egg Whites (Regular Biscuit)® 5.3 oz (150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70">
            <text:p>127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ig Breakfast with Egg Whites (Large Size Biscuit) 10.3 oz (292 g)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670">
            <text:p>167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ig Breakfast with Egg Whites (Regular Size Biscuit) 9.6 oz (272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ig Breakfast with Hotcakes and Egg Whites (Large Biscuit) 15.4 oz (437 g)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200">
            <text:p>2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ig Breakfast with Hotcakes and Egg Whites (Regular Biscuit) 14.7 oz (417 g)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040">
            <text:p>2040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uit &amp; Maple Oatmeal without Brown Sugar 8.8 oz (250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Biscuit with Egg Whites (Large Size Biscuit) 6.5 oz (185 g)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Biscuit with Egg Whites (Regular Size Biscuit) 5.9 oz (167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100">
            <text:p>11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, Egg &amp; Cheese McGriddles with Egg Whites 7.4 oz (209 g)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280">
            <text:p>128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, Egg &amp; Cheese Bagel 6.7 oz (191 g)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1330">
            <text:p>13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eak, Egg &amp; Cheese McMuffin 6.4 oz (183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970">
            <text:p>9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McMuffin 4 oz (11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ide Salad 2.7 oz (78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LAD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Bacon Ranch Salad (without chicken) 5.9 oz (169 g)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SALAD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Southwest Salad (without chicken) 6.1 oz (17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SALAD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Bacon Ranch Salad with Buttermilk Crispy Chicken 9.5 oz (268 g)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string">
            <text:p>SALAD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Bacon Ranch Salad with Grilled Chicken 9.4 oz (26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8">
            <text:p>38</text:p>
          </table:table-cell>
          <table:table-cell table:style-name="ce21" office:value-type="string">
            <text:p>SALAD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Southwest Salad with Buttermilk Crispy Chicken 10.4 oz (294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8">
            <text:p>28</text:p>
          </table:table-cell>
          <table:table-cell table:style-name="ce21" office:value-type="string">
            <text:p>SALAD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Southwest Salad with Grilled Chicken 10.3 oz (292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SALAD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NACKSID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mall French Fries 2.6 oz (75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NACKSID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Apple Slices 1.2 oz (3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SNACKSID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ide Salad 2.7 oz (78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Large French Fries 5.9 oz (168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SNACKSID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edium French Fries 3.9 oz (111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NACKSID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Kids Fries 1.3 oz (38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Ranch Snack Wrap® (Buttermilk Crispy) 4.6 oz (129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SNACKSID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Ranch Snack Wrap® (Grilled) 4.5 oz (128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SNACKSID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ac Snack Wrap 4.4 oz (125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SNACKSID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Go-GURT Strawberry Flavored Low Fat Yogurt Tube 2.3 oz (6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NACKSID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uties 3 oz (85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NACKSID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ozzarella Sticks (Three pieces) 2.3 oz (65 g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SNACKSID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Roast Iced Coffee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inute Maid® 100% Apple Juice Box 6 fl oz (177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with Sugar Free French Vanilla Syrup (Large) -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with Sugar Free French Vanilla Syrup (Medium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with Sugar Free French Vanilla Syrup (Small) -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Caramel (Large) -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Caramel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Caramel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French Vanilla (Large) -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French Vanilla (Medium) -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French Vanilla (Small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Hazelnut (Large) -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Hazelnut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Hazelnut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Regular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Regular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Regular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Roast Iced Coffee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Roast Iced Coffee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at Free Chocolate Milk Jug 1 carton (236 ml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inute Maid® Orange Juice (Small) 12 fl oz cup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asani® Water 16.9 fl oz (- {}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One-Percent Low Fat Milk Jug 1 carton (236 ml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oca-Cola® Classic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iet Coke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r Pepper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iet Dr Pepper® (Small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prite® (Small) 16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i-C® Orange Lavaburst (Small) 16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Tea (Small) (16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weet Tea (Small) 16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inute Maid® Orange Juice (Medium) 16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OWERade® Mountain Blast (Small) 16 fl oz cup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weet Tea (Medium) 21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oca-Cola® Classic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oca-Cola® Classic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oca-Cola® Classic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iet Coke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iet Coke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iet Coke® (Medium) 21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iet Dr Pepper® (Extra 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iet Dr Pepper® (Large) 3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iet Dr Pepper® (Medium) 21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r Pepper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r Pepper® (Large) 30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Dr Pepper® (Medium) 21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i-C® Orange Lavaburst (Extra Small) 12 fl oz cup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i-C® Orange Lavaburst (Large) 3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i-C® Orange Lavaburst (Medium) 21 fl oz cup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Tea (Extra Small) (1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Tea (Large) (32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Tea (Medium) (21 fl oz cup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inute Maid® Orange Juice (Large) 2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OWERade® Mountain Blast (Extra Small) 12 fl oz cup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OWERade® Mountain Blast (Large) 30 fl oz cup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OWERade® Mountain Blast (Medium) 21 fl oz cup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prite® (Extra 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prite®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prite® (Medium) 21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weet Tea (Extra Small) 12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weet Tea (Large) 3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Red Flash (Extra Small) 9.2 oz (260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Red Flash (Small) 12.6 oz (358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Red Flash (Medium) 18.2 oz (515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Red Flash (Large) 25 oz (709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lassic Lemonade (Small) 12.3 oz (348 g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lassic Lemonade (Medium) 15.6 oz (441 g)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lassic Lemonade (Large) 20.3 oz (574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lassic Lemonade (Extra Large) 34.3 oz (973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ozen Classic Lemonade (Small) 12.6 oz (357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ozen Classic Lemonade (Medium) 15.6 oz (442 g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ozen Classic Lemonade (Large) 19.5 oz (553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ozen Classic Lemonade (Extra Large) 31.2 oz (885 g)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Strawberry Lemonade (Small) 13.8 oz (390 g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Strawberry Lemonade (Medium) 17.6 oz (500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Strawberry Lemonade (Large) 22.9 oz (649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Strawberry Lemonade (Extra Large) 37.5 oz (1063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ozen Strawberry Lemonade (Small) 14.1 oz (399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ozen Strawberry Lemonade (Medium) 17.7 oz (501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ozen Strawberry Lemonade (Large) 22.1 oz (627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ozen Strawberry Lemonade (Extra Large) 34.4 oz (974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Iced Lemonade (Small) 12.3 oz (34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Iced Lemonade (Medium) 15.6 oz (441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Iced Lemonade (Large) 20.3 oz (574 g)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Iced Lemonade (Extra Large) 34.3 oz (973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Frozen Lemonade (Small) 12.6 oz (357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Frozen Lemonade (Medium) 15.6 oz (442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Frozen Lemonade (Large) 19.5 oz (553 g)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Frozen Lemonade (Extra Large) 31.2 oz (885 g)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Iced Strawberry Lemonade (Small) 13.8 oz (390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Iced Strawberry Lemonade (Medium) 17.6 oz (500 g)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Iced Strawberry Lemonade (Large) 22.9 oz (649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Iced Strawberry Lemonade (Extra Large) 37.5 oz (1063 g)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Frozen Strawberry Lemonade (Small) 14.1 oz (399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Frozen Strawberry Lemonade (Medium) 17.7 oz (501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Frozen Strawberry Lemonade (Large) 22.1 oz (627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outhern Style Frozen Strawberry Lemonade (Extra Large) 34.4 oz (974 g)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Oreo Frappe (Small) 14.6 oz (413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Oreo Frappe (Medium) 18.3 oz (518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Oreo Frappe (Large) 22.9 oz (648 g)</text:p>
          </table:table-cell>
          <table:table-cell table:style-name="ce21" office:value-type="float" office:value="810">
            <text:p>81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BEVERAG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offee (Small) 12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ocolate McCafé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ocolate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offee (Large) 20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Roast Iced Coffee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appe Mocha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appe Caramel (Small) 12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appe Chocolate Chip (Small) 12 fl oz cup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lueberry Pomegranate Smoothie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Banana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ango Pineapple Smoothie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White Chocolate Mocha (Medium) 16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appe Caramel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White Chocolate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White Chocolate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Latte (Medium) 16 fl oz cup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French Vanilla Latte (Small) 12 fl oz cup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French Vanilla Latte (Medium) 16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Latte (Large) 20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Caramel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French Vanilla Latte (Large) 20 fl oz cup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Caramel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Caramel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Hazelnut Latte (Small) 12 fl oz cup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Hazelnut Latt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Hazelnut Latte (Large) 20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Latte with Sugar Free French Vanilla Syrup (Small) 12 fl oz cup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Latte with Sugar Free French Vanilla Syrup (Medium) 16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Latte with Sugar Free French Vanilla Syrup (Large) 20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 Chocolate (Small) 1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 Chocolate (Medium) 16 fl oz cup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 Chocolate with Nonfat Milk (Small) 12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 Chocolate with Nonfat Milk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lueberry Pomegranat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lueberry Pomegranat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offee (Medium) 16 fl oz cup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appe Chocolate Chip (Large) 22 fl oz cup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appe Chocolate Chip (Medium) 16 fl oz cup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 Chocolate with Nonfat Milk (Large) 20 fl oz cup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ango Pineapple Smoothie (Large) 2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ango Pineapple Smoothie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Mocha with Nonfat Milk (Medium) 16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aramel Mocha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Nonfat Caramel Mocha (Small) 12 fl oz cup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Nonfat Caramel Mocha (Medium) 16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Nonfat Caramel Mocha (Large) 22 fl oz cup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appe Mocha (Medium) 16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appe Mocha (Large) 22 fl oz cup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appe Caramel (Medium) 16 fl oz cup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Banana Smoothie (Medium) 16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Banana Smoothie (Large) 22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with Sugar Free French Vanilla Syrup (Large) -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with Sugar Free French Vanilla Syrup (Medium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with Sugar Free French Vanilla Syrup (Small) -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Caramel (Large) -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Caramel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Caramel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French Vanilla (Large) -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French Vanilla (Medium) -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French Vanilla (Small) -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Hazelnut (Large) -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Hazelnut (Medium) -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Hazelnut (Small) -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Regular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Regular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offee Regular (Small) -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Roast Iced Coffee (Large) -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remium Roast Iced Coffee (Medium) -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McCafé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Vanilla McCafé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Vanilla McCafé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Hot Chocolate (Large) 20 fl oz cup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Mocha (Small) 12 fl oz cup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Mocha with Nonfat Milk (Large) 22 fl oz cup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Mocha with Nonfat Milk (Small) 12 fl oz cup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Iced Mocha (Large) 22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Iced Mocha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Iced Caramel Mocha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Iced Caramel Mocha (Large) 22 fl oz cup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ocha (Small) 12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ocha with Nonfat Milk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ocha with Nonfat Milk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ocha with Nonfat Milk (Large) 20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aramel Mocha (Small) 12 fl oz cup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aramel Mocha (Medium) 16 fl oz cup</text:p>
          </table:table-cell>
          <table:table-cell table:style-name="ce21" office:value-type="float" office:value="390">
            <text:p>39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aramel Mocha (Large) 20 fl oz cup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Caramel Mocha (Small) 12 fl oz cup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Caramel Mocha (Medium) 16 fl oz cup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Caramel Mocha (Large) 20 fl oz cup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Latte (Small) 12 fl oz cup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Mocha (Large) 20 fl oz cup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Mocha (Medium) 16 fl oz cup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Latte (Medium) 16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Latte (Large) 20 fl oz cup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aramel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aramel Latte (Medium) 16 fl oz cup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aramel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azelnut Latte (Small) 12 fl oz cup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azelnut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azelnut Latte (Large) 20 fl oz cup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ench Vanilla Latte (Small) 12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ench Vanilla Latte (Medium) 16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ench Vanilla Latte (Large) 20 fl oz cup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Latte with Sugar Free French Vanilla Syrup (Small) 12 fl oz cup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Latte with Sugar Free French Vanilla Syrup (Medium) 16 fl oz cup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Latte with Sugar Free French Vanilla Syrup (Large) 20 fl oz cup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Latte (Small) 12 fl oz cup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White Hot Chocolate (Small) 13.3 oz (376 g)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White Hot Chocolate (Medium) 16.4 oz (46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onfat White Hot Chocolate (Large) 20.8 oz (590 g)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White Hot Chocolate (Small) 13.3 oz (376 g)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White Hot Chocolate (Medium) 16.3 oz (463 g)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Café White Hot Chocolate (Large) 20.8 oz (589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Classic Lemonade (Small) 12.3 oz (348 g)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ozen Classic Lemonade (Small) 12.6 oz (357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Iced Strawberry Lemonade (Small) 13.8 oz (390 g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ozen Strawberry Lemonade (Small) 14.1 oz (399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Oreo Frappe (Small) 14.6 oz (413 g)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MCCAF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ked Hot Apple Pie 2.7 oz (77 g)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ocolate Chip Cookie 1 cookie (33 g)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Oatmeal Raisin Cookie 1 cookie (33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ocolate McCafé Shake (Medium) 16 fl oz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ocolate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Vanilla Reduced Fat Ice Cream Cone 3.7 oz (105 g)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Kiddie Cone 1 oz (29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 Fudge Sundae 6.3 oz (179 g)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 Caramel Sundae 6.4 oz (182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Sundae 6.3 oz (178 g)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Flurry® with M&amp;M'S® Chocolate Candies (12 fl oz cup) 12 fl oz cup (310 g)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cFlurry® with OREO® Cookies (12 fl oz cup) 10.1 oz (285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hocolate McCafé Shake (Small) 12 fl oz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Vanilla McCafé Shake (Small) 12 fl oz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McCafé Shake (Small) 12 fl oz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&amp; CREME PIE 3.03 oz (86 g)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hamrock McCafe® Shake (Small) 12 fl oz cup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nack Size McFlurry® with M&amp;M'S® Chocolate Candies 7.3 oz (207 g)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nack Size McFlurry® with OREO® Cookies 6.7 oz (190 g)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McCafé Shake (Medium) 16 fl oz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McCafé Shake (Large) 22 fl oz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Vanilla McCafé Shake (Medium) 16 fl oz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Vanilla McCafé Shake (Large) 22 fl oz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hamrock McCafe® Shake (Medium) 16 fl oz cup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hamrock McCafe® Shake (Large) 22 fl oz cup</text:p>
          </table:table-cell>
          <table:table-cell table:style-name="ce21" office:value-type="float" office:value="820">
            <text:p>82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DESSERTSHAKE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ied Cherry Pie 2.9 oz (81 g)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Grape Jam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offee Cream 0.4 fl oz (11 ml)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trawberry Preserves 0.5 oz (14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ugar Packet 1 pkg (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EQUAL® ZER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PLENDA® No Calorie Sweetener 1 pkg (1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 Habanero Sauce 22 oz (0 g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Ketchup Packet 1 pkg (9 g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Creamy Ranch Sauce 0.78 oz (22.134 g)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ewman's Own® Low Fat Sesame Ginger Dressing 1.5 fl oz (44 ml)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picy Buffalo Sauce 0.8 oz (22 g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ewman's Own® Low Fat Balsamic Vinaigrette 1.5 fl oz (44 ml)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ewman's Own® Creamy Southwest Dressing 1.5 fl oz (44 ml)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ewman's Own® Low Fat Family Recipe Italian Dressing 1.5 fl oz (44 ml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lt Packet 1 pkg (0 g)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ney 1 pkg (1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Newman's Own® Ranch Dressing 2 fl oz (59 ml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weet 'N Sour Sauce 1 pkg (28.4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cake Syrup 1 pkg (61 g)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Peanuts (for Sundaes) 0.3 oz (7 g)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ney Mustard Sauce 0.8 oz (22 g)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Tangy Barbeque Sauce 1 pkg (28.35 g)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uffalo Ranch McChicken 5.2 oz (148 g)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50">
            <text:p>8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Whipped Margarine (1 pat) 1 pkg (6 g)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Tartar Sauce Cup 1 oz (28 g)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Marinara Sauce (Package) 0.8 oz (24 g)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CONDIMEN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uit 'n Yogurt Parfait 5.2 oz (149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LDAY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McMuffin with Egg 5.7 oz (162 g)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1">
            <text:p>21</text:p>
          </table:table-cell>
          <table:table-cell table:style-name="ce21" office:value-type="string">
            <text:p>ALLDAY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cakes and Sausage 6.7 oz (189 g)</text:p>
          </table:table-cell>
          <table:table-cell table:style-name="ce21" office:value-type="float" office:value="510">
            <text:p>51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830">
            <text:p>83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ALLDAY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Burrito 3.9 oz (111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ALLDAY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Egg McMuffin® 4.7 oz (134 g)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ALLDAY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Bacon, Egg &amp; Cheese Biscuit (Regular Size Biscuit) 5.2 oz (147 g)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ALLDAY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Biscuit (Regular Size Biscuit) 4.1 oz (117 g)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00">
            <text:p>100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ALLDAY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Biscuit with Egg (Regular Size Biscuit) 5.8 oz (164 g)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ALLDAY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otcakes 5.1 oz (144 g)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30">
            <text:p>53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ALLDAY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HASH BROWNS 2 oz (56 g)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LLDAY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Fruit &amp; Maple Oatmeal 8.9 oz (251 g)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LLDAYBREAKFAST</text:p>
          </table:table-cell>
          <table:table-cell table:number-columns-repeated="14" table:style-name="ce22"/>
        </table:table-row>
        <table:table-row table:style-name="ro2">
          <table:table-cell table:style-name="ce21" office:value-type="string">
            <text:p>Sausage McMuffin 4 oz (114 g)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ALLDAYBREAKFAST</text:p>
          </table:table-cell>
          <table:table-cell table:number-columns-repeated="14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  <table:table-row table:style-name="ro2">
          <table:table-cell table:number-columns-repeated="26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cd.tsv" style:display-name="PageStyle_mcd.tsv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